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center" style:justify-single-word="false" fo:text-indent="0cm"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First_20_line_20_indent" style:list-style-name="L7">
      <style:paragraph-properties fo:margin-left="0cm" fo:margin-right="0cm" fo:text-indent="0cm" style:auto-text-indent="false"/>
      <style:text-properties fo:language="ru" fo:country="RU"/>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fo:language="ru" fo:country="RU"/>
    </style:style>
    <style:style style:name="P72" style:family="paragraph" style:parent-style-name="Text_20_body" style:list-style-name="L2">
      <style:paragraph-properties fo:text-align="justify" style:justify-single-word="false"/>
      <style:text-properties fo:language="ru" fo:country="RU"/>
    </style:style>
    <style:style style:name="P73" style:family="paragraph" style:parent-style-name="Text_20_body" style:list-style-name="L3">
      <style:text-properties fo:language="ru" fo:country="RU"/>
    </style:style>
    <style:style style:name="P7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0"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1"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36456237864053856" text:style-name="L1">
        <text:list-item>
          <text:p text:style-name="P70">добавить детектив <text:span text:style-name="T1">(реализовано)</text:span>+ магические уроки/трактаты Старсвирла</text:p>
        </text:list-item>
        <text:list-item>
          <text:p text:style-name="P71">Терра несколько раз пытается убить Макса (один раз — в аквапарке). Несколько раз Макса спасает Селестия (даёт приказы Нексусу)</text:p>
        </text:list-item>
        <text:list-item>
          <text:p text:style-name="P71">Книги:</text:p>
        </text:list-item>
      </text:list>
      <text:list xml:id="list4111435245228610944" text:style-name="L2">
        <text:list-item>
          <text:p text:style-name="P72">«Великие грифоны прошлого» - из канона (5<text:span text:style-name="T3">s8e)</text:span></text:p>
        </text:list-item>
        <text:list-item>
          <text:p text:style-name="P72">«Высшие заклинания в повседневном использовании: от песчинки до дворца»</text:p>
        </text:list-item>
        <text:list-item>
          <text:p text:style-name="P72">«Малоизвестные аспекты магии трансформаций»</text:p>
        </text:list-item>
        <text:list-item>
          <text:p text:style-name="P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2">Дасти Вейфарер «Зебрианская культура, быт и фольклор»</text:p>
        </text:list-item>
        <text:list-item>
          <text:p text:style-name="P72">«Краткая история Эквестрии»</text:p>
        </text:list-item>
        <text:list-item>
          <text:p text:style-name="P72">«Шедевры архитектуры Эквестрии» с разделом о Кантерлотском Королевском Дворце</text:p>
        </text:list-item>
        <text:list-item>
          <text:p text:style-name="P72">«Великие дела и великие чары». Страница 893: …</text:p>
        </text:list-item>
        <text:list-item>
          <text:p text:style-name="P7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4728034231130696876" text:style-name="L3">
        <text:list-item>
          <text:p text:style-name="P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3">Селестия — переменчивая пони. В одно время не строгая, а в другое может быть такой, что страшно становится</text:p>
        </text:list-item>
        <text:list-item>
          <text:p text:style-name="P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3">Около 820-ти лет назад будущий маг Лайтнинг Стар поступил на обучение к наставнику Тииспоту</text:p>
        </text:list-item>
        <text:list-item>
          <text:p text:style-name="P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3">У Селестии грива и хвост развеваются и переливаются от магического шампуня</text:p>
        </text:list-item>
        <text:list-item>
          <text:p text:style-name="P73">Тело Селестии очень крепкое — может выдержать несколько тонн земли</text:p>
        </text:list-item>
        <text:list-item>
          <text:p text:style-name="P73">Дискорд намного старше принцесс, его магия сильнее ихней на голову</text:p>
        </text:list-item>
        <text:list-item>
          <text:p text:style-name="P73">Луна младше Селестии на 3 года. Сёстрам около 5000 лет</text:p>
        </text:list-item>
        <text:list-item>
          <text:p text:style-name="P73">Принцессы начали войну с Дискордом в возрасте, когда им было около 700 лет — и продолжалась война почти сто лет</text:p>
        </text:list-item>
        <text:list-item>
          <text:p text:style-name="P73">Самый главный враг сестёр и Дискорда — скука</text:p>
        </text:list-item>
        <text:list-item>
          <text:p text:style-name="P73">В Эквестрии на одного жеребца приходится четыре - пять кобыл</text:p>
        </text:list-item>
        <text:list-item>
          <text:p text:style-name="P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3">Селестия в первые полторы тысячи лет путешествовала — и заварила несколько войн (две — с Эквестрией, в одной была против Луны)</text:p>
        </text:list-item>
        <text:list-item>
          <text:p text:style-name="P73">Настоящий цвет гривы Селестии — клубнично-розовая. Радужный цвет гривы и хвоста поддерживается магией</text:p>
        </text:list-item>
        <text:list-item>
          <text:p text:style-name="P73">Кроме Дискорда, старше сестёр ещё старейшина драконов</text:p>
        </text:list-item>
        <text:list-item>
          <text:p text:style-name="P73">Кэйденс не прожила и 60-ти лет и является низкорожденной</text:p>
        </text:list-item>
        <text:list-item>
          <text:p text:style-name="P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3">Народ тихо фигел от нововведений и с ещё большим ожесточением продолжал делать по-своему</text:p>
        </text:list-item>
        <text:list-item>
          <text:p text:style-name="P7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3">Когда пони женятся, они обмениваются ножными браслетами</text:p>
        </text:list-item>
        <text:list-item>
          <text:p text:style-name="P73">Светилами, кроме сестёр, могут управлять единороги (группы), Дискорд, Твайлайт и Старсвирл</text:p>
        </text:list-item>
        <text:list-item>
          <text:p text:style-name="P73">Королева Кризалис — правительница Зелёной Долины</text:p>
        </text:list-item>
        <text:list-item>
          <text:p text:style-name="P73">Мать Луны и Селестии — аликорн Лорен. Мать Дискорда — Алиса (пони-человек)</text:p>
        </text:list-item>
        <text:list-item>
          <text:p text:style-name="P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3">Вдобавок к головокружению,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Твайлайт, разумеется), выступила вперёд и открыла было рот, но тут эхо 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Короткие косички соломенного цвета беспорядочно спускались из-под треснувшего шлема на кобальтовые глаза. <text:s/>Шрам на шее и несколько железных муляжей маховых перьев в правом крыле довершали ощущение безбашенности их обладателя.</text:p>
      <text:p text:style-name="P77"><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8">Дискорд нахмурился и ответил, ковыряясь в зубе.</text:p>
      <text:p text:style-name="P26"><text:span text:style-name="T1">– Да ладно тебе, не дрейфь, варвар. </text:span><text:span text:style-name="T3">&lt;&gt;.</text:span><text:span text:style-name="T1"> И что, у вас в </text:span><text:span text:style-name="T3">&lt;</text:span><text:span text:style-name="T1">варварии</text:span><text:span text:style-name="T3">&gt;</text:span><text:span text:style-name="T1"> не учат, что оставлять пост без приказа — признак дурных манер?</text:span></text:p>
      <text:p text:style-name="P26"><text:span text:style-name="T1">На скулах жеребца заиграли желваки. Крыло с металлическими перьевыми протезами начало подёргиваться.</text:span></text:p>
      <text:p text:style-name="P26"><text:span text:style-name="T1">– Кимеринн, успокойся. Этот глупый змей не умеет выбирать за словами</text:span><text:span text:style-name="T3"> – </text:span><text:span text:style-name="T1">примирительно сказала Луна, шагая ему навстречу. – За что часто и получает.</text:span></text:p>
      <text:p text:style-name="P26"><text:span text:style-name="T1">– Угу-угу! Правду слышать охочих мало. – проворчал им вслед Дискорд.</text:span></text:p>
      <text:p text:style-name="P26"><text:span text:style-name="T1"/></text:p>
      <text:p text:style-name="P26"><text:span text:style-name="T1">И тут м</text:span><text:span text:style-name="T3">еня, </text:span><text:span text:style-name="T1">наконец,</text:span><text:span text:style-name="T3"> стошнило. Буквально вывернуло наизнанку: из носа текло, в глазах стояли слёзы. Я пошатнулся, </text:span><text:span text:style-name="T1">еле удержавшись на ногах</text:span><text:span text:style-name="T3">. </text:span><text:span text:style-name="T1">Все, кроме Селестии, сделали шаг назад, чтобы не попасть под брызги. </text:span></text:p>
      <text:p text:style-name="P28"/>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text:soft-page-break/>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oft-page-break/><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text:soft-page-break/>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6262770161237581611" text:style-name="L4">
        <text:list-item>
          <text:p text:style-name="P7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4">Второй предел. На сём пределе мы встречаем взаимодействие с Природой, Созидательным <text:soft-page-break/>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oft-page-break/><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oft-page-break/><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text:soft-page-break/></text:p>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oft-page-break/><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3">&lt;<text:span text:style-name="T8">Мощная статура, несколько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text:soft-page-break/>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oft-page-break/><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oft-page-break/><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soft-page-break/>***</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text:soft-page-break/>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8">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text:soft-page-break/>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text:span><text:soft-page-break/><text:span text:style-name="T8">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text:soft-page-break/>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text:soft-page-break/>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oft-page-break/><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oft-page-break/><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text:soft-page-break/>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oft-page-break/><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oft-page-break/><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text:soft-page-break/>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oft-page-break/><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oft-page-break/><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text:soft-page-break/>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text:soft-page-break/>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oft-page-break/><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text:soft-page-break/>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oft-page-break/><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oft-page-break/><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text:soft-page-break/>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oft-page-break/><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oft-page-break/><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text:span><text:span text:style-name="T8">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oft-page-break/><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text:soft-page-break/>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text:span><text:soft-page-break/><text:span text:style-name="T8">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text:soft-page-break/>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soft-page-break/>***</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oft-page-break/><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oft-page-break/><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text:soft-page-break/>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text:soft-page-break/>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soft-page-break/>***</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oft-page-break/><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text:soft-page-break/>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text:soft-page-break/>–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text:soft-page-break/>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oft-page-break/><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5813047956011154269" text:style-name="L5">
        <text:list-header>
          <text:p text:style-name="P7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oft-page-break/><text:span text:style-name="T3">– </text:span>А если нет? – Эпплджек смотрела мне мне прямо в глаза.</text:p>
      <text:list xml:id="list20631381" text:continue-numbering="true" text:style-name="L5">
        <text:list-header>
          <text:p text:style-name="P75">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61174" text:continue-numbering="true" text:style-name="L5">
        <text:list-header>
          <text:p text:style-name="P75">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36981" text:continue-numbering="true" text:style-name="L5">
        <text:list-header>
          <text:p text:style-name="P75">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8"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68"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text:soft-page-break/>наблюдения.</text:p>
      <text:list xml:id="list7381644198719472940" text:style-name="L6">
        <text:list-header>
          <text:p text:style-name="P7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oft-page-break/><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3">– </text:span>С кем это вы тут разговариваете?</text:p>
      <text:list xml:id="list8750899563021117439" text:style-name="L7">
        <text:list-header>
          <text:p text:style-name="P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text:soft-page-break/>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text:soft-page-break/>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9">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text:soft-page-break/>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text:soft-page-break/>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text:soft-page-break/>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text:soft-page-break/>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text:soft-page-break/>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pan text:style-name="T4">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text:soft-page-break/>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text:span><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8086133171966406803" text:style-name="L8">
        <text:list-header>
          <text:p text:style-name="P80">(<text:span text:style-name="T11">Луна — как повелительница снов, слышала разговор Макса с Анакорном</text:span>)</text:p>
          <text:p text:style-name="P81"/>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text:soft-page-break/></text:p>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1T00:47:59.66</dc:date>
    <meta:editing-duration>P31DT23H31M13S</meta:editing-duration>
    <meta:editing-cycles>626</meta:editing-cycles>
    <meta:generator>OpenOffice/4.1.1$Win32 OpenOffice.org_project/411m6$Build-9775</meta:generator>
    <dc:creator>макс </dc:creator>
    <meta:document-statistic meta:table-count="0" meta:image-count="0" meta:object-count="0" meta:page-count="100" meta:paragraph-count="1982" meta:word-count="44442" meta:character-count="282745"/>
  </office:meta>
</office:document-meta>
</file>